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hatch-name="Hatching_20_2" draw:fill-hatch-solid="tru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entury Gothic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68cm" svg:height="1.533cm" svg:x="0.128cm" svg:y="0.255cm">
          <text:p text:style-name="P1"><text:span text:style-name="T1">Method</text:span></text:p>
          <text:p text:style-name="P1"><text:span text:style-name="T2">ISO 29110 (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69cm" svg:height="1.533cm" svg:x="3.483cm" svg:y="0.255cm">
          <text:p text:style-name="P1"><text:span text:style-name="T1">Tools</text:span></text:p>
          <text:p text:style-name="P1"><text:span text:style-name="T2">Eclipse / P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068cm" svg:height="1.533cm" svg:x="6.839cm" svg:y="0.255cm">
          <text:p text:style-name="P1"><text:span text:style-name="T1">Case Study</text:span></text:p>
          <text:p text:style-name="P1"><text:span text:style-name="T2">TB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779cm" svg:height="1.533cm" svg:x="0.128cm" svg:y="2.077cm">
          <text:p text:style-name="P1"><text:span text:style-name="T1">Teaching Materials</text:span></text:p>
          <text:p text:style-name="P1"><text:span text:style-name="T2">Examples, Templates, Text, Slides, …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Hatching_20_1" draw:display-name="Hatching 1" draw:style="single" draw:color="#cccccc" draw:distance="0.102cm" draw:rotation="3150"/>
    <draw:hatch draw:name="Hatching_20_2" draw:display-name="Hatching 2" draw:style="single" draw:color="#cccccc" draw:distance="0.051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Jastram</meta:initial-creator>
    <meta:creation-date>2014-07-25T16:27:24.438095961</meta:creation-date>
    <dc:date>2014-07-25T17:12:29.105186184</dc:date>
    <dc:creator>Michael Jastram</dc:creator>
    <meta:editing-duration>PT14M22S</meta:editing-duration>
    <meta:editing-cycles>1</meta:editing-cycles>
    <meta:document-statistic meta:object-count="4"/>
    <meta:generator>LibreOffice/4.1.3.2$Linux_X86_64 LibreOffice_project/410m0$Build-2</meta:generator>
  </office:meta>
</office:document-meta>
</file>